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fc782" officeooo:paragraph-rsid="001fc782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fc782" officeooo:paragraph-rsid="001fc78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212a4a" officeooo:paragraph-rsid="00212a4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2310a0" officeooo:paragraph-rsid="002310a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212a4a" officeooo:paragraph-rsid="0037f81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2974e4" officeooo:paragraph-rsid="002974e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2974e4" officeooo:paragraph-rsid="002974e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2b400a" officeooo:paragraph-rsid="002b400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2e289d" officeooo:paragraph-rsid="002e289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329395" officeooo:paragraph-rsid="0032939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33987d" officeooo:paragraph-rsid="0033987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34bb00" officeooo:paragraph-rsid="0034bb0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35a0c2" officeooo:paragraph-rsid="0035a0c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3746bc" officeooo:paragraph-rsid="003746b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3746bc" officeooo:paragraph-rsid="003b01d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37f817" officeooo:paragraph-rsid="0037f81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397065" officeooo:paragraph-rsid="0039706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397065" officeooo:paragraph-rsid="003b01d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font-size="12pt" style:text-underline-style="none" fo:font-weight="bold" officeooo:rsid="003b01d7" officeooo:paragraph-rsid="003b01d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2b400a" officeooo:paragraph-rsid="002b400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2ca8ba" officeooo:paragraph-rsid="002ca8b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2e289d" officeooo:paragraph-rsid="002e289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33987d" officeooo:paragraph-rsid="0033987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3746bc" officeooo:paragraph-rsid="003746b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font-size="10pt" style:text-underline-style="none" fo:font-weight="bold" officeooo:rsid="002974e4" officeooo:paragraph-rsid="002974e4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officeooo:paragraph-rsid="0037f817"/>
    </style:style>
    <style:style style:name="P27" style:family="paragraph" style:parent-style-name="Standard">
      <style:paragraph-properties fo:line-height="100%" fo:text-align="start" style:justify-single-word="false" fo:break-before="page"/>
      <style:text-properties fo:font-size="12pt" style:text-underline-style="none" fo:font-weight="bold" officeooo:rsid="002974e4" officeooo:paragraph-rsid="002974e4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bold" officeooo:rsid="002974e4" officeooo:paragraph-rsid="002974e4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line-height="100%"/>
      <style:text-properties fo:font-size="10pt" style:font-size-asian="10pt" style:font-size-complex="10pt"/>
    </style:style>
    <style:style style:name="P30" style:family="paragraph" style:parent-style-name="Text_20_body" style:list-style-name="L1">
      <style:paragraph-properties fo:line-height="100%"/>
      <style:text-properties fo:font-size="10pt" style:font-size-asian="10pt" style:font-size-complex="10pt"/>
    </style:style>
    <style:style style:name="P31" style:family="paragraph" style:parent-style-name="Text_20_body" style:list-style-name="L1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32" style:family="paragraph" style:parent-style-name="Text_20_body" style:list-style-name="L1">
      <style:paragraph-properties fo:margin-top="0cm" fo:margin-bottom="0cm" loext:contextual-spacing="false" fo:line-height="100%"/>
    </style:style>
    <style:style style:name="T1" style:family="text">
      <style:text-properties officeooo:rsid="00247923"/>
    </style:style>
    <style:style style:name="T2" style:family="text">
      <style:text-properties officeooo:rsid="00289afa"/>
    </style:style>
    <style:style style:name="T3" style:family="text">
      <style:text-properties officeooo:rsid="002974e4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officeooo:rsid="002e289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fde30" style:font-weight-asian="normal" style:font-weight-complex="normal"/>
    </style:style>
    <style:style style:name="T8" style:family="text">
      <style:text-properties fo:font-weight="normal" officeooo:rsid="0033987d" style:font-weight-asian="normal" style:font-weight-complex="normal"/>
    </style:style>
    <style:style style:name="T9" style:family="text">
      <style:text-properties fo:font-weight="normal" officeooo:rsid="003b01d7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e289d" style:font-weight-asian="bold" style:font-weight-complex="bold"/>
    </style:style>
    <style:style style:name="T12" style:family="text">
      <style:text-properties officeooo:rsid="00397065"/>
    </style:style>
    <style:style style:name="T13" style:family="text">
      <style:text-properties officeooo:rsid="003b01d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DJANGO</text:p>
      <text:p text:style-name="P2"/>
      <text:p text:style-name="P2">+ Framework: conjunto de códigos de terceros</text:p>
      <text:p text:style-name="P2">+ openSource = código abierto</text:p>
      <text:p text:style-name="P2">+ Gratis</text:p>
      <text:p text:style-name="P2">+ Veloz, reflejado en velocidad de carga</text:p>
      <text:p text:style-name="P2">+ Seguro,</text:p>
      <text:p text:style-name="P2">+ Escalable</text:p>
      <text:p text:style-name="P2"/>
      <text:p text:style-name="P3">Crear carpeta con entorno virtual, activar:</text:p>
      <text:p text:style-name="P3">) Instalar django:<text:tab/>pip install django</text:p>
      <text:p text:style-name="P3">) Iniciar repositorio de git:<text:tab/>git init<text:tab/><text:tab/><text:span text:style-name="T1">y<text:tab/>touch .gitignore <text:s/></text:span><text:span text:style-name="T2">( dentro añadir el entorno env/ )</text:span></text:p>
      <text:p text:style-name="P4">) Crear carpeta del proyecto a través de Django: <text:tab/>django-admin startproject &lt;nombre_app&gt;</text:p>
      <text:p text:style-name="P4"/>
      <text:p text:style-name="P4"/>
      <text:p text:style-name="P6">¿Qué son los archivos creados por django? <text:span text:style-name="T7">Se crea un paquete, este se identifica por la existencia de __init__</text:span></text:p>
      <text:p text:style-name="P25"/>
      <text:p text:style-name="P28">UNA carpeta contenedora del proyecto, todos los archivos necesarios para que la app funcione (Contiene los archivos sin vinculación a djnago)</text:p>
      <text:p text:style-name="P29">manage-py , sirve para trabajar con los comandos disponibles</text:p>
      <text:p text:style-name="P29"><text:span text:style-name="T3">SEGUNDA CARPETA del nombre del proyecto</text:span> si esta afectada por django.</text:p>
      <text:list xml:id="list2834856151" text:style-name="L1">
        <text:list-item>
          <text:p text:style-name="P32"><text:span text:style-name="Strong_20_Emphasis"><text:span text:style-name="T4">init</text:span></text:span><text:span text:style-name="T4">-py : Nos dice que la carpeta es un paquete. </text:span></text:p>
        </text:list-item>
        <text:list-item>
          <text:p text:style-name="P31"><text:span text:style-name="T6">asgi-</text:span>py &amp; wsgi-py : Nos ayudan con el deploy. </text:p>
        </text:list-item>
        <text:list-item>
          <text:p text:style-name="P31">settings-py : Contiene toda la configuración y constantes del proyecto. </text:p>
        </text:list-item>
        <text:list-item>
          <text:p text:style-name="P30">url-py : Las direcciones para movernos en el proyecto. </text:p>
        </text:list-item>
      </text:list>
      <text:p text:style-name="P8"/>
      <text:p text:style-name="P8">LOCAL VS PRODUCCIÓN:</text:p>
      <text:p text:style-name="P20">Un proyecto vive en dos lugares: Local ( nuestro entorno de desarrollo donde se edita sin preocupaciones), producción(es el servidor donde esta disponible para todos los usuarios con acceso, nunca tocamos directamente el código en producción).</text:p>
      <text:p text:style-name="P21"/>
      <text:p text:style-name="P21">Se utiliza un software servidor para que nuestra aplicación web este funcionando y para ver nuestro proyecto. En local esto no pasa porque necesitamos instalar varias cosas.</text:p>
      <text:p text:style-name="P22">Django da un Servidor de Desarrollo, simil a un servidor de producción para ver información y errores.</text:p>
      <text:p text:style-name="P21"/>
      <text:p text:style-name="P9">¿Cómo correr el servidor de Django en localhost?<text:span text:style-name="T6"> Ir a la carpeta No vinculada que contiene manage.py, ejecutar </text:span>python3.8 manage.py runserver<text:span text:style-name="T6">.</text:span></text:p>
      <text:p text:style-name="P9"><text:span text:style-name="T6">Las Líneas de código indicaran que django esta oyendo si hay cambios, si encuentra errores, arroja una advertencia ante la falta de una base de datos, muestra la fecha y versión de django, brinda la URL del servidor local el cual al llevarla al navegador nos facilita una página por defecto.</text:span></text:p>
      <text:p text:style-name="P9"><text:span text:style-name="T6"/></text:p>
      <text:p text:style-name="P9"><text:span text:style-name="T6">Indica que toma el archivo .setting y carga la configuración. En este indica que la variable </text:span></text:p>
      <text:p text:style-name="P9">DEBUG <text:span text:style-name="T6">siempre debe estar en TRUE trabajando en local, pero cambiarla a FALSE para llevarlo a producción.</text:span></text:p>
      <text:p text:style-name="P13"><text:soft-page-break/><text:span text:style-name="T6">Conviene tener una terminal aparte corriendo el servidor y otra ventana aparte apra ejecutar comandos.</text:span></text:p>
      <text:p text:style-name="P9"><text:span text:style-name="T6"/></text:p>
      <text:p text:style-name="P12">Archivo sb.sqlite3 <text:span text:style-name="T6">es un archivo base de datos que nos da Django para trabajar con nuestra aplicación.</text:span></text:p>
      <text:p text:style-name="P9"><text:span text:style-name="T6"/></text:p>
      <text:p text:style-name="P10">DIFERENCIA ENTRE PROYECTO – APLICACIÓN</text:p>
      <text:p text:style-name="P10"/>
      <text:p text:style-name="P10">PROYECTO: <text:span text:style-name="T6">Es el conjunto de aplicaciones y configuraciones que conforman </text:span><text:span text:style-name="T8">un sitio web</text:span><text:span text:style-name="T6">. </text:span><text:span text:style-name="T8">Puede tener varias aplicaciones.</text:span></text:p>
      <text:p text:style-name="P10">APLICACIONES: <text:span text:style-name="T6">Son funcionalidades independientes una de otras que pueden ser llevadas a un proyecto o varios proyectos distintos como módulos.</text:span></text:p>
      <text:p text:style-name="P10"><text:span text:style-name="T6"/></text:p>
      <text:p text:style-name="P10"><text:span text:style-name="T6">Ejemplo: Instagram es un proyecto. Sus funcionalidades como Fotos, Historias, Reels son aplicaciones que pueden ser copiadas y aplicadas a otros proyectos.</text:span></text:p>
      <text:p text:style-name="P7"/>
      <text:p text:style-name="P7"/>
      <text:p text:style-name="P17">CREAR UNA APLICACIÓN DENTRO DEL PROYECTO:</text:p>
      <text:p text:style-name="P14"><text:span text:style-name="T12">)<text:tab/></text:span><text:span text:style-name="T6">Vamos hasta la carpeta del proyecto que contiene manage.py</text:span></text:p>
      <text:p text:style-name="P24"/>
      <text:p text:style-name="P14">Archivo manage.py <text:span text:style-name="T6">permite ejecutar comandos sobre nuestro proyecto.</text:span></text:p>
      <text:p text:style-name="P14"><text:span text:style-name="T6"/></text:p>
      <text:p text:style-name="P17"><text:span text:style-name="T6">) </text:span>python3.8 manage.py startapp &lt;nombre de app&gt;</text:p>
      <text:p text:style-name="P27"/>
      <text:p text:style-name="P16">Comenzar: <text:span text:style-name="T13">Crear carpeta donde se almacena el proyecto y el entorno, crear carpeta con nombre de proyecto_app que contiene el archivo de ejecución de comandos y el paquete vinculado a Django:</text:span></text:p>
      <text:p text:style-name="P5">Crear carpeta con entorno virtual, activar:</text:p>
      <text:p text:style-name="P5">) Instalar django:<text:tab/>pip install django</text:p>
      <text:p text:style-name="P5">) Iniciar repositorio de git:<text:tab/>git init<text:tab/><text:tab/><text:span text:style-name="T1">y<text:tab/>touch .gitignore <text:s/></text:span><text:span text:style-name="T2">( dentro añadir el entorno env/ )</text:span></text:p>
      <text:p text:style-name="P26">) Crear carpeta del proyecto a través de Django: <text:tab/>django-admin startproject &lt;nombre_app&gt;</text:p>
      <text:p text:style-name="P7"/>
      <text:p text:style-name="P7"/>
      <text:p text:style-name="P11">Iniciar servidor de desarrollo <text:span text:style-name="T9">(En una ventana de terminal aparte de la que usamos para ejecutar comantos)</text:span></text:p>
      <text:p text:style-name="P23">) <text:span text:style-name="T5">python3.8 </text:span><text:span text:style-name="T11">manage.py runserver</text:span></text:p>
      <text:p text:style-name="P23"/>
      <text:p text:style-name="P19">Crear los módulos para las aplicaciones dentro del proyecto:</text:p>
      <text:p text:style-name="P15"><text:span text:style-name="T9">En la</text:span><text:span text:style-name="T6"> carpeta </text:span><text:span text:style-name="T9">que </text:span><text:span text:style-name="T6">contiene manage.py </text:span><text:span text:style-name="T9">(</text:span> <text:span text:style-name="T6">permite ejecutar comandos sobre nuestro proyecto</text:span><text:span text:style-name="T9">).</text:span></text:p>
      <text:p text:style-name="P18"><text:span text:style-name="T6">) python3.8 </text:span>manage.py startapp<text:span text:style-name="T6"> &lt;nombre de app&gt;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1:33:20.260669572</meta:creation-date>
    <dc:date>2022-02-04T14:27:41.029142081</dc:date>
    <meta:editing-duration>PT2H13M50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3" meta:paragraph-count="47" meta:word-count="605" meta:character-count="3835" meta:non-whitespace-character-count="3269"/>
  </office:meta>
</office:document-meta>
</file>